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officeooo:rsid="0015de52" officeooo:paragraph-rsid="0015de52"/>
    </style:style>
    <style:style style:name="P2" style:family="paragraph" style:parent-style-name="Standard">
      <style:text-properties style:font-name="Arial" fo:font-size="12pt" officeooo:rsid="001489db" officeooo:paragraph-rsid="001489db" style:font-size-asian="12pt" style:font-size-complex="12pt"/>
    </style:style>
    <style:style style:name="P3" style:family="paragraph" style:parent-style-name="Standard">
      <style:text-properties style:font-name="Arial" fo:font-size="12pt" officeooo:rsid="001489db" officeooo:paragraph-rsid="001642f6" style:font-size-asian="12pt" style:font-size-complex="12pt"/>
    </style:style>
    <style:style style:name="P4" style:family="paragraph" style:parent-style-name="Standard">
      <style:text-properties style:font-name="Arial" fo:font-size="12pt" officeooo:rsid="0017c1dc" officeooo:paragraph-rsid="0017c1dc" style:font-size-asian="12pt" style:font-size-complex="12pt"/>
    </style:style>
    <style:style style:name="P5" style:family="paragraph" style:parent-style-name="Standard">
      <style:text-properties style:font-name="Arial" fo:font-size="12pt" officeooo:rsid="00188014" officeooo:paragraph-rsid="00188014" style:font-size-asian="12pt" style:font-size-complex="12pt"/>
    </style:style>
    <style:style style:name="P6" style:family="paragraph" style:parent-style-name="Standard">
      <style:paragraph-properties fo:text-align="center" style:justify-single-word="false"/>
      <style:text-properties style:font-name="Arial" fo:font-size="14pt" fo:font-weight="bold" officeooo:rsid="001489db" officeooo:paragraph-rsid="001489db" style:font-size-asian="14pt" style:font-weight-asian="bold" style:font-size-complex="14pt" style:font-weight-complex="bold"/>
    </style:style>
    <style:style style:name="P7" style:family="paragraph" style:parent-style-name="Standard">
      <style:text-properties fo:color="#2a6099" loext:opacity="100%" style:font-name="Arial" fo:font-size="12pt" officeooo:rsid="001642f6" officeooo:paragraph-rsid="001642f6" style:font-size-asian="12pt" style:font-size-complex="12pt"/>
    </style:style>
    <style:style style:name="P8" style:family="paragraph" style:parent-style-name="Standard">
      <style:text-properties fo:color="#2a6099" loext:opacity="100%" style:font-name="Arial" fo:font-size="12pt" officeooo:rsid="0016b6da" officeooo:paragraph-rsid="0016b6da" style:font-size-asian="12pt" style:font-size-complex="12pt"/>
    </style:style>
    <style:style style:name="P9" style:family="paragraph" style:parent-style-name="Standard">
      <style:text-properties fo:color="#2a6099" loext:opacity="100%" style:font-name="Arial" fo:font-size="12pt" officeooo:rsid="0017c1dc" officeooo:paragraph-rsid="0017c1dc" style:font-size-asian="12pt" style:font-size-complex="12pt"/>
    </style:style>
    <style:style style:name="P10" style:family="paragraph" style:parent-style-name="Standard">
      <style:text-properties fo:color="#2a6099" loext:opacity="100%" style:font-name="Arial" fo:font-size="12pt" officeooo:rsid="001489db" officeooo:paragraph-rsid="001489db" style:font-size-asian="12pt" style:font-size-complex="12pt"/>
    </style:style>
    <style:style style:name="P11" style:family="paragraph" style:parent-style-name="Standard">
      <style:text-properties fo:color="#2a6099" loext:opacity="100%" style:font-name="Arial" fo:font-size="12pt" officeooo:rsid="00188014" officeooo:paragraph-rsid="00188014" style:font-size-asian="12pt" style:font-size-complex="12pt"/>
    </style:style>
    <style:style style:name="P12" style:family="paragraph" style:parent-style-name="Standard">
      <style:text-properties fo:color="#2a6099" loext:opacity="100%" style:font-name="Arial" fo:font-size="12pt" fo:font-weight="normal" officeooo:rsid="0016b6da" officeooo:paragraph-rsid="0016b6da" style:font-size-asian="12pt" style:font-weight-asian="normal" style:font-size-complex="12pt" style:font-weight-complex="normal"/>
    </style:style>
    <style:style style:name="P13" style:family="paragraph" style:parent-style-name="Text_20_body">
      <style:text-properties style:font-name="Arial" fo:font-size="12pt" officeooo:rsid="001489db" officeooo:paragraph-rsid="0017c1dc" style:font-size-asian="12pt" style:font-size-complex="12pt"/>
    </style:style>
    <style:style style:name="P14" style:family="paragraph" style:parent-style-name="Standard">
      <style:text-properties fo:color="#2a6099" loext:opacity="100%" style:font-name="Arial" fo:font-size="12pt" fo:font-weight="normal" officeooo:rsid="0019f3ec" officeooo:paragraph-rsid="0016b6da" style:font-size-asian="12pt" style:font-weight-asian="normal" style:font-size-complex="12pt" style:font-weight-complex="normal"/>
    </style:style>
    <style:style style:name="P15" style:family="paragraph" style:parent-style-name="Standard">
      <style:text-properties fo:color="#2a6099" loext:opacity="100%" style:font-name="Arial" fo:font-size="12pt" officeooo:rsid="0016b6da" officeooo:paragraph-rsid="0016b6da"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9f3ec"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9f3ec" style:font-weight-asian="normal" style:font-weight-complex="normal"/>
    </style:style>
    <style:style style:name="T5" style:family="text">
      <style:text-properties officeooo:rsid="0019f3ec"/>
    </style:style>
    <style:style style:name="T6" style:family="text">
      <style:text-properties fo:color="#2a6099" loext:opacity="100%"/>
    </style:style>
    <style:style style:name="T7" style:family="text">
      <style:text-properties fo:color="#2a6099" loext:opacity="100%" officeooo:rsid="0019f3ec"/>
    </style:style>
    <style:style style:name="T8" style:family="text">
      <style:text-properties fo:color="#2a6099" loext:opacity="100%" officeooo:rsid="001a074b"/>
    </style:style>
    <style:style style:name="T9" style:family="text">
      <style:text-properties officeooo:rsid="001a074b"/>
    </style:style>
    <style:style style:name="T10" style:family="text">
      <style:text-properties officeooo:rsid="001a0d6f"/>
    </style:style>
    <style:style style:name="T11" style:family="text">
      <style:text-properties officeooo:rsid="001cce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escripción de la tarea</text:p>
      <text:p text:style-name="P2"/>
      <text:p text:style-name="P3">La empresa Construcciones D8 se ha puesto en contacto con la empresa consultora en la que trabajas para que les realicéis un prediseño de lo que sería un sistema Big Data para resolver las siguientes necesidades. </text:p>
      <text:p text:style-name="P3"/>
      <text:p text:style-name="P3">• Hay distintas fuentes externas a su empresa que producen datos interesantes para ellos y les interesaría poder conectarse a ellas para obtenerlos. </text:p>
      <text:p text:style-name="P3"/>
      <text:p text:style-name="P3">• Esas fuentes tienen conjuntos de datos estáticos o que se actualizan anualmente. </text:p>
      <text:p text:style-name="P3"/>
      <text:p text:style-name="P3">• Además hay fuentes internas de la propia empresa que generan datos de forma contínua y hay que ir los obteniendo sobre la marcha. </text:p>
      <text:p text:style-name="P3"/>
      <text:p text:style-name="P3">• La cantidad de datos actualmente es de aproximadamente 500TB, y calculan que se producen otros 100TB nuevos cada año. </text:p>
      <text:p text:style-name="P3"/>
      <text:p text:style-name="P3">• Quieren poder mantener almacenados todos esos datos de modo no se pierdan y además accesibles en todo momento. </text:p>
      <text:p text:style-name="P3"/>
      <text:p text:style-name="P3">• Se realizan transacciones debido a la interacción con clientes en el día a día. </text:p>
      <text:p text:style-name="P3"/>
      <text:p text:style-name="P3">• La junta directiva se reúne una vez al mes y quiere poder acceder a un cuadro de mandos para ver analíticas descriptivas que empleen todos los datos que estuviesen disponibles una semana antes de reunirse. Tales analíticas deben ser interactivas, siendo los directivos capaces de realizar filtrados de información de modo que las gráficas mostradas se actualicen según la información seleccionada. </text:p>
      <text:p text:style-name="P3"/>
      <text:p text:style-name="P3">• Quieren poder decidir a qué clientes ofrecerles ciertas ofertas en función de lo que se sabe de su comportamiento pasad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partado 1: Prediseña un sistema para Big Data </text:p>
      <text:p text:style-name="P2"/>
      <text:p text:style-name="P2">Crea un documento en el que explicas cómo sería el sistema a emplear para resolver las necesidades Big Data del supuesto práctico. Deberás: </text:p>
      <text:p text:style-name="P2"/>
      <text:p text:style-name="P2">• Indicar qué habrá que hacer para ir aumentando la capacidad del cl<text:span text:style-name="T10">ú</text:span>ster según se reciben nuevos datos. </text:p>
      <text:p text:style-name="P2"/>
      <text:p text:style-name="P7">Para controlar el <text:s/>crecimiento anual de 100TB y que el sistema siga siendo eficiente se diseñará un clúster escalable, horizontalmente y verticalmente. Horizontalmente, se agregarán más nodos al clúster de procesamiento y almacenamiento para aumentar la capacidad total; en relación a lo anteriormente mencionado se habilitarán almacenamientos distribuidos usando tecnologías como Apache Spark, permitiendo un procesamiento distribuido de los da<text:span text:style-name="T11">t</text:span>os, aprovechando los recursos que se vayan añadiendo conforme el clúster escale.</text:p>
      <text:p text:style-name="P10"/>
      <text:p text:style-name="P2"/>
      <text:p text:style-name="P2">• Indicar qué capas de la arquitectura Big Data necesitarán estar presentes como mínimo en el sistema a crear. </text:p>
      <text:p text:style-name="P2"/>
      <text:p text:style-name="P8">La arquitectura mínima presente en el sistema serán las siguientes:</text:p>
      <text:p text:style-name="P8"/>
      <text:p text:style-name="P8">- <text:span text:style-name="T1">Capa de Ingestión de Datos: </text:span><text:span text:style-name="T3">para obtener datos de distintas fuentes, internas y externas, </text:span><text:span text:style-name="T4">se podrían optar por las tecnologías de Kafka y Flume para la captura de datos en tiempo real.</text:span></text:p>
      <text:p text:style-name="P12"/>
      <text:p text:style-name="P8"><text:span text:style-name="T3">- </text:span><text:span text:style-name="T1">Capa de almacenamiento: </text:span><text:span text:style-name="T3">donde se gestionarán los datos en bruto, tanto estructurados como no estructurados, </text:span><text:span text:style-name="T4">un ejemplo serían sistemas gestores de base de datos NoSQL como Cassandra.</text:span></text:p>
      <text:p text:style-name="P12"/>
      <text:p text:style-name="P8"><text:span text:style-name="T3">- </text:span><text:span text:style-name="T1">Capa de procesamiento: </text:span><text:span text:style-name="T3">para procesar datos en tiempo real y por lotes (Batch), siendo necesaria una combinación de procesamiento en paralelo y distribuido, </text:span><text:span text:style-name="T4">Apache Spark o Hadoop MapReduce son las mejores opciones.</text:span></text:p>
      <text:p text:style-name="P14"/>
      <text:p text:style-name="P8"><text:span text:style-name="T4">-</text:span><text:span text:style-name="T2">Capa de acceso: </text:span><text:span text:style-name="T4">los datos procesados deben ser accesibles para consultas OLAP, se puede implementar mediante SQL-on-Hadoop como Hive o Presto.</text:span></text:p>
      <text:p text:style-name="P12"/>
      <text:p text:style-name="P8"><text:span text:style-name="T3">- </text:span><text:span text:style-name="T1">Capa de analítica: </text:span><text:span text:style-name="T3">necesaria para crear cuadros de mando interactivos para los directivos, </text:span><text:span text:style-name="T4">ya sea con tecnologías como Tableau, Power BI o Qlik</text:span></text:p>
      <text:p text:style-name="P10"/>
      <text:p text:style-name="P2"/>
      <text:p text:style-name="P2"/>
      <text:p text:style-name="P2">• Indicar si alguna parte del sistema necesitará cumplir con las características ACID. </text:p>
      <text:p text:style-name="P2"/>
      <text:p text:style-name="P8">Las transacciones serán la parte crítica donde <text:span text:style-name="T11">cumplir</text:span> las características ACID, ya que la empresa interactúa diariamente con clientes y realiza estas transacciones, para garantizar la integridad funcional serán necesarias bases de datos relacionales como MySQL o PostgreSQL además de poder emplearse en conjunto con NoSQL como MongoDB.</text:p>
      <text:p text:style-name="P2"><text:soft-page-break/>• Indicar si será necesario un subsistema OLTP. </text:p>
      <text:p text:style-name="P2"/>
      <text:p text:style-name="P4"><text:span text:style-name="T6">Si, será necesario para gestionar las transacciones diarias, el subsistema debe ser rápido y eficiente permitiendo procesar en tiempo real las interacciones de los clientes. </text:span><text:span text:style-name="T7">Tanto MySQL y MongoDB, al igual que en las características ACID son sólidas opciones.</text:span></text:p>
      <text:p text:style-name="P2"/>
      <text:p text:style-name="P2">• Indicar si será necesario un subsistema OLAP. </text:p>
      <text:p text:style-name="P2"/>
      <text:p text:style-name="P9">Seguido del sistema OLTP también será necesario un OLAP para realizar análisis multidimensionales de los datos almacenados permitiendo el acceso a informes detallados y gráficos interactivos. <text:span text:style-name="T5">Amazon Redshift o Google Big Query son los candidatos ideales.</text:span></text:p>
      <text:p text:style-name="P2"/>
      <text:p text:style-name="P2"/>
      <text:p text:style-name="P2">• Indicar si habrá un almacén de datos. </text:p>
      <text:p text:style-name="P2"/>
      <text:p text:style-name="P9">También será necesario un almacén de datos para centralizar los datos históricos y transformados permitiendo el análisis y reportes diferenciados por su eficiencia; <text:span text:style-name="T5">herramientas como SnowFlake, Amazon Redshift o Google Big Query son esenciales para obtener respuestas rápidas a consultas complejas y de gran volumen.</text:span></text:p>
      <text:p text:style-name="P2"/>
      <text:p text:style-name="P13"/>
      <text:p text:style-name="P2">• Indicar qué estrategia de procesamiento habrá que emplear para poder crear el cuadro de mandos que quiere la junta directiva. </text:p>
      <text:p text:style-name="P2"/>
      <text:p text:style-name="P11">La estrategia que necesita el cuadro de mandos que requiere la junta directiva es una que combine el procesamiento por lotes y en tiempo real. <text:span text:style-name="T9">Su respectiva arquitectura se basaría en Kappa o Lambda; seguidamente</text:span> el <text:span text:style-name="T9">procesamiento por</text:span> lotes, <text:span text:style-name="T9">que se llevará a cabo con Spark y Hadoop,</text:span> se encargará de procesar grandes volúmenes de datos históricos; mientras que el procesamiento en tiempo real, <text:span text:style-name="T9">llevado a cabo por Spark Streaming o Apache Kafka,</text:span> <text:s/>permitirá obtener datos actualizados para generar informes recientes.</text:p>
      <text:p text:style-name="P2"/>
      <text:p text:style-name="P2"/>
      <text:p text:style-name="P2">• Indicar si será necesario crear modelos predictivos a partir de los datos. </text:p>
      <text:p text:style-name="P2"/>
      <text:p text:style-name="P5"><text:span text:style-name="T6">Será necesario para anticipar comportamientos de los clientes y ofrecerles ofertas personalizadas, por lo tanto se usará machine learning y análisis predictivos basados en los datos históricos de comportamiento de los clientes, </text:span><text:span text:style-name="T8">librerías como TensorFlow, Pytorch podrán solventar problemas puntuales para mejorar aún más los modelos predictiv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5de52" officeooo:paragraph-rsid="0015de5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0-11T12:14:06.579000000</dc:date>
    <meta:editing-duration>PT45M18S</meta:editing-duration>
    <meta:editing-cycles>7</meta:editing-cycles>
    <meta:generator>LibreOffice/7.1.2.2$Windows_X86_64 LibreOffice_project/8a45595d069ef5570103caea1b71cc9d82b2aae4</meta:generator>
    <meta:document-statistic meta:table-count="0" meta:image-count="0" meta:object-count="0" meta:page-count="3" meta:paragraph-count="35" meta:word-count="900" meta:character-count="5797" meta:non-whitespace-character-count="4909"/>
  </office:meta>
</office:document-meta>
</file>